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paragraph-properties fo:text-align="center" style:justify-single-word="false"/>
      <style:text-properties fo:font-size="15pt" officeooo:rsid="000d85b3" officeooo:paragraph-rsid="000d85b3" style:font-size-asian="15pt" style:font-size-complex="15pt"/>
    </style:style>
    <style:style style:name="P2" style:family="paragraph" style:parent-style-name="Standard">
      <style:paragraph-properties fo:text-align="start" style:justify-single-word="false"/>
      <style:text-properties fo:font-size="15pt" officeooo:rsid="000d85b3" officeooo:paragraph-rsid="000d85b3" style:font-size-asian="15pt" style:font-size-complex="15pt"/>
    </style:style>
    <style:style style:name="P3" style:family="paragraph" style:parent-style-name="Standard">
      <style:paragraph-properties fo:text-align="start" style:justify-single-word="false"/>
      <style:text-properties fo:font-size="15pt" officeooo:rsid="000f3a05" officeooo:paragraph-rsid="001185dc" style:font-size-asian="15pt" style:font-size-complex="15pt"/>
    </style:style>
    <style:style style:name="P4" style:family="paragraph" style:parent-style-name="Standard">
      <style:paragraph-properties fo:text-align="start" style:justify-single-word="false"/>
      <style:text-properties fo:font-size="15pt" officeooo:rsid="001185dc" officeooo:paragraph-rsid="00130c75" style:font-size-asian="15pt" style:font-size-complex="15pt"/>
    </style:style>
    <style:style style:name="P5" style:family="paragraph" style:parent-style-name="Standard">
      <style:paragraph-properties fo:text-align="start" style:justify-single-word="false"/>
      <style:text-properties fo:font-size="15pt" officeooo:rsid="0017a6b2" officeooo:paragraph-rsid="0017a6b2" fo:background-color="#81d41a" style:font-size-asian="15pt" style:font-size-complex="15pt"/>
    </style:style>
    <style:style style:name="P6" style:family="paragraph" style:parent-style-name="Standard">
      <style:paragraph-properties fo:text-align="start" style:justify-single-word="false"/>
      <style:text-properties fo:font-size="15pt" fo:font-weight="bold" officeooo:rsid="00116df6" officeooo:paragraph-rsid="001185dc"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16df6" officeooo:paragraph-rsid="0017a6b2"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2pt" officeooo:rsid="000d85b3" officeooo:paragraph-rsid="000d85b3" style:font-size-asian="10.5pt" style:font-size-complex="12pt"/>
    </style:style>
    <style:style style:name="P9" style:family="paragraph" style:parent-style-name="Standard">
      <style:paragraph-properties fo:text-align="start" style:justify-single-word="false"/>
      <style:text-properties fo:font-size="12pt" officeooo:rsid="000f3a05" officeooo:paragraph-rsid="000f3a05" style:font-size-asian="10.5pt" style:font-size-complex="12pt"/>
    </style:style>
    <style:style style:name="P10" style:family="paragraph" style:parent-style-name="Standard">
      <style:paragraph-properties fo:text-align="start" style:justify-single-word="false"/>
      <style:text-properties fo:font-size="12pt" officeooo:rsid="0010c0d2" officeooo:paragraph-rsid="0010c0d2" style:font-size-asian="10.5pt" style:font-size-complex="12pt"/>
    </style:style>
    <style:style style:name="P11" style:family="paragraph" style:parent-style-name="Standard">
      <style:paragraph-properties fo:text-align="start" style:justify-single-word="false"/>
      <style:text-properties fo:font-size="12pt" officeooo:rsid="00116df6" officeooo:paragraph-rsid="00116df6" style:font-size-asian="10.5pt" style:font-size-complex="12pt"/>
    </style:style>
    <style:style style:name="P12" style:family="paragraph" style:parent-style-name="Standard">
      <style:paragraph-properties fo:text-align="start" style:justify-single-word="false"/>
      <style:text-properties fo:font-size="12pt" officeooo:rsid="001185dc" officeooo:paragraph-rsid="001185dc" style:font-size-asian="10.5pt" style:font-size-complex="12pt"/>
    </style:style>
    <style:style style:name="P13" style:family="paragraph" style:parent-style-name="Standard">
      <style:paragraph-properties fo:text-align="start" style:justify-single-word="false"/>
      <style:text-properties fo:font-size="12pt" officeooo:rsid="000f3a05" officeooo:paragraph-rsid="000f3a05" fo:background-color="#ffbf00" style:font-size-asian="10.5pt" style:font-size-complex="12pt"/>
    </style:style>
    <style:style style:name="P14" style:family="paragraph" style:parent-style-name="Standard">
      <style:paragraph-properties fo:text-align="start" style:justify-single-word="false"/>
      <style:text-properties fo:font-size="12pt" officeooo:rsid="0017a6b2" officeooo:paragraph-rsid="0017a6b2" fo:background-color="#81d41a" style:font-size-asian="10.5pt" style:font-size-complex="12pt"/>
    </style:style>
    <style:style style:name="P15" style:family="paragraph" style:parent-style-name="Standard">
      <style:paragraph-properties fo:text-align="start" style:justify-single-word="false"/>
      <style:text-properties fo:font-size="12pt" officeooo:rsid="0017a6b2" officeooo:paragraph-rsid="0017a6b2" fo:background-color="#ffffff" style:font-size-asian="10.5pt" style:font-size-complex="12pt"/>
    </style:style>
    <style:style style:name="P16" style:family="paragraph" style:parent-style-name="Standard">
      <style:paragraph-properties fo:text-align="start" style:justify-single-word="false"/>
      <style:text-properties fo:color="#ff0000" loext:opacity="100%" fo:font-size="15pt" officeooo:rsid="000d85b3" officeooo:paragraph-rsid="000d85b3" style:font-size-asian="15pt" style:font-size-complex="15pt"/>
    </style:style>
    <style:style style:name="P17" style:family="paragraph" style:parent-style-name="Standard" style:list-style-name="L1">
      <style:paragraph-properties fo:text-align="start" style:justify-single-word="false"/>
      <style:text-properties fo:font-size="12pt" officeooo:rsid="000f3a05" officeooo:paragraph-rsid="000f3a05" style:font-size-asian="10.5pt" style:font-size-complex="12pt"/>
    </style:style>
    <style:style style:name="P18" style:family="paragraph" style:parent-style-name="Standard" style:list-style-name="L1">
      <style:paragraph-properties fo:text-align="start" style:justify-single-word="false"/>
      <style:text-properties fo:font-size="12pt" officeooo:rsid="0010c0d2" officeooo:paragraph-rsid="0010c0d2" style:font-size-asian="10.5pt" style:font-size-complex="12pt"/>
    </style:style>
    <style:style style:name="P19" style:family="paragraph" style:parent-style-name="Standard" style:list-style-name="L4">
      <style:paragraph-properties fo:text-align="start" style:justify-single-word="false"/>
      <style:text-properties fo:font-size="12pt" officeooo:rsid="000d85b3" officeooo:paragraph-rsid="000d85b3" style:font-size-asian="10.5pt" style:font-size-complex="12pt"/>
    </style:style>
    <style:style style:name="P20" style:family="paragraph" style:parent-style-name="Standard">
      <style:paragraph-properties fo:text-align="start" style:justify-single-word="false"/>
      <style:text-properties fo:font-size="12pt" officeooo:rsid="001185dc" officeooo:paragraph-rsid="00130c75" style:font-size-asian="10.5pt" style:font-size-complex="12pt"/>
    </style:style>
    <style:style style:name="P21" style:family="paragraph" style:parent-style-name="Standard">
      <style:paragraph-properties fo:text-align="start" style:justify-single-word="false"/>
      <style:text-properties fo:font-size="12pt" officeooo:rsid="001c70f3" officeooo:paragraph-rsid="001c70f3" style:font-size-asian="10.5pt" style:font-size-complex="12pt"/>
    </style:style>
    <style:style style:name="P22" style:family="paragraph" style:parent-style-name="Standard">
      <style:paragraph-properties fo:text-align="start" style:justify-single-word="false"/>
      <style:text-properties fo:font-size="12pt" officeooo:rsid="001a8ef8" officeooo:paragraph-rsid="001a8ef8" fo:background-color="#ffffff" style:font-size-asian="10.5pt" style:font-size-complex="12pt"/>
    </style:style>
    <style:style style:name="P23" style:family="paragraph" style:parent-style-name="Standard" style:list-style-name="L3">
      <style:paragraph-properties fo:text-align="start" style:justify-single-word="false"/>
      <style:text-properties fo:font-size="12pt" officeooo:rsid="001a8ef8" officeooo:paragraph-rsid="001a8ef8" fo:background-color="#ffffff" style:font-size-asian="10.5pt" style:font-size-complex="12pt"/>
    </style:style>
    <style:style style:name="P24" style:family="paragraph" style:parent-style-name="Standard">
      <style:paragraph-properties fo:text-align="start" style:justify-single-word="false"/>
      <style:text-properties fo:font-size="12pt" officeooo:rsid="001c70f3" officeooo:paragraph-rsid="001c70f3" fo:background-color="#ffffff" style:font-size-asian="10.5pt" style:font-size-complex="12pt"/>
    </style:style>
    <style:style style:name="P25" style:family="paragraph" style:parent-style-name="Standard">
      <style:paragraph-properties fo:text-align="start" style:justify-single-word="false"/>
      <style:text-properties fo:font-size="12pt" officeooo:rsid="001185dc" officeooo:paragraph-rsid="00130c75" fo:background-color="#81d41a" style:font-size-asian="10.5pt" style:font-size-complex="12pt"/>
    </style:style>
    <style:style style:name="P26" style:family="paragraph" style:parent-style-name="Standard">
      <style:paragraph-properties fo:text-align="start" style:justify-single-word="false"/>
      <style:text-properties fo:font-size="12pt" fo:font-weight="normal" officeooo:rsid="001e7497" officeooo:paragraph-rsid="001e749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e7497" officeooo:paragraph-rsid="001e7497" fo:background-color="#81d41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1003b" officeooo:paragraph-rsid="0021003b" fo:background-color="#ffffff" style:font-size-asian="10.5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officeooo:rsid="001a8ef8" officeooo:paragraph-rsid="001a8ef8"/>
    </style:style>
    <style:style style:name="P30" style:family="paragraph" style:parent-style-name="Standard" style:list-style-name="L4">
      <style:paragraph-properties fo:text-align="start" style:justify-single-word="false"/>
      <style:text-properties fo:color="#000000" loext:opacity="100%" fo:font-size="12pt" officeooo:rsid="000d85b3" officeooo:paragraph-rsid="000d85b3" style:font-size-asian="10.5pt" style:font-size-complex="12pt"/>
    </style:style>
    <style:style style:name="P31" style:family="paragraph" style:parent-style-name="Standard" style:list-style-name="L2">
      <style:paragraph-properties fo:text-align="start" style:justify-single-word="false"/>
      <style:text-properties officeooo:rsid="001c70f3" officeooo:paragraph-rsid="001c70f3" fo:background-color="#ffffff"/>
    </style:style>
    <style:style style:name="P32" style:family="paragraph" style:parent-style-name="Standard">
      <style:paragraph-properties fo:text-align="start" style:justify-single-word="false"/>
      <style:text-properties fo:font-size="15pt" fo:font-weight="bold" officeooo:rsid="00116df6" officeooo:paragraph-rsid="001e7497" style:font-size-asian="15pt" style:font-weight-asian="bold" style:font-size-complex="15pt" style:font-weight-complex="bold"/>
    </style:style>
    <style:style style:name="T1" style:family="text">
      <style:text-properties fo:font-variant="normal" fo:text-transform="none" style:font-name="Arial" fo:letter-spacing="normal" fo:font-style="normal" fo:font-weight="normal"/>
    </style:style>
    <style:style style:name="T2" style:family="text">
      <style:text-properties fo:font-variant="normal" fo:text-transform="none" style:font-name="Arial" fo:letter-spacing="normal" fo:font-style="normal" fo:font-weight="normal" officeooo:rsid="000f3a05"/>
    </style:style>
    <style:style style:name="T3" style:family="text">
      <style:text-properties officeooo:rsid="0010c0d2"/>
    </style:style>
    <style:style style:name="T4" style:family="text">
      <style:text-properties fo:font-size="12pt" style:font-size-asian="10.5pt" style:font-size-complex="12pt"/>
    </style:style>
    <style:style style:name="T5" style:family="text">
      <style:text-properties fo:font-size="12pt" officeooo:rsid="00130c75" style:font-size-asian="10.5pt" style:font-size-complex="12pt"/>
    </style:style>
    <style:style style:name="T6" style:family="text">
      <style:text-properties fo:font-size="12pt" officeooo:rsid="00172f3c" style:font-size-asian="10.5pt" style:font-size-complex="12pt"/>
    </style:style>
    <style:style style:name="T7" style:family="text">
      <style:text-properties fo:font-size="12pt" officeooo:rsid="001a8ef8" style:font-size-asian="10.5pt" style:font-size-complex="12pt"/>
    </style:style>
    <style:style style:name="T8" style:family="text">
      <style:text-properties fo:font-size="12pt" officeooo:rsid="001e1af1" style:font-size-asian="10.5pt" style:font-size-complex="12pt"/>
    </style:style>
    <style:style style:name="T9" style:family="text">
      <style:text-properties fo:font-size="12pt" fo:background-color="#ffffff" loext:char-shading-value="0" style:font-size-asian="10.5pt" style:font-size-complex="12pt"/>
    </style:style>
    <style:style style:name="T10" style:family="text">
      <style:text-properties fo:font-size="12pt" fo:background-color="#81d41a" loext:char-shading-value="0" style:font-size-asian="10.5pt" style:font-size-complex="12pt"/>
    </style:style>
    <style:style style:name="T11" style:family="text">
      <style:text-properties officeooo:rsid="000f3a05"/>
    </style:style>
    <style:style style:name="T12" style:family="text">
      <style:text-properties officeooo:rsid="00154638"/>
    </style:style>
    <style:style style:name="T13" style:family="text">
      <style:text-properties officeooo:rsid="0015e1ef"/>
    </style:style>
    <style:style style:name="T14" style:family="text">
      <style:text-properties officeooo:rsid="0017a6b2"/>
    </style:style>
    <style:style style:name="T15" style:family="text">
      <style:text-properties officeooo:rsid="001c70f3"/>
    </style:style>
    <style:style style:name="T16" style:family="text">
      <style:text-properties fo:color="#000000" loext:opacity="100%"/>
    </style:style>
    <style:style style:name="T17" style:family="text">
      <style:text-properties fo:color="#000000" loext:opacity="100%" officeooo:rsid="001dca7b"/>
    </style:style>
    <style:style style:name="T18" style:family="text">
      <style:text-properties fo:color="#000000" loext:opacity="100%" officeooo:rsid="001dca7b" fo:background-color="#81d41a" loext:char-shading-value="0"/>
    </style:style>
    <style:style style:name="T19" style:family="text">
      <style:text-properties officeooo:rsid="001dca7b"/>
    </style:style>
    <style:style style:name="T20" style:family="text">
      <style:text-properties officeooo:rsid="001fd6b3"/>
    </style:style>
    <style:style style:name="T21" style:family="text">
      <style:text-properties fo:font-weight="bold" style:font-weight-asian="bold" style:font-weight-complex="bold"/>
    </style:style>
    <style:style style:name="T22" style:family="text">
      <style:text-properties fo:font-weight="bold" officeooo:rsid="0022631c" style:font-weight-asian="bold" style:font-weight-complex="bold"/>
    </style:style>
    <style:style style:name="T23" style:family="text">
      <style:text-properties officeooo:rsid="0022631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ZIONE DI UNA PSEUDO MALLOC</text:p>
      <text:p text:style-name="P2"/>
      <text:p text:style-name="P2"/>
      <text:p text:style-name="P16">Le sezioni seguenti non pretendono di analizzare in maniera esaustiva ogni aspetto degli strumenti hardware e software utilizzati, ma vogliono solamente fare da preambolo per capire al meglio il lavoro svolto più avanti.</text:p>
      <text:p text:style-name="P2"/>
      <text:p text:style-name="P2"/>
      <text:p text:style-name="P13">SEZIONE 2:</text:p>
      <text:p text:style-name="P9">Descrizione sistema operativo disastrOS. </text:p>
      <text:p text:style-name="P9">Punti fondamentali TODO:</text:p>
      <text:list text:style-name="L1">
        <text:list-item>
          <text:p text:style-name="P17">le basi: <text:s/>allocatori e <text:span text:style-name="T3">liste collegate</text:span>. </text:p>
        </text:list-item>
        <text:list-item>
          <text:p text:style-name="P17">Le strutture: PCB e chiamate a sistema (syscall).</text:p>
        </text:list-item>
        <text:list-item>
          <text:p text:style-name="P17">I processi: schedulazione e context switch.</text:p>
        </text:list-item>
        <text:list-item>
          <text:p text:style-name="P17">I timer: meccanismi di waiting (sleeping) e risveglio dei processi.</text:p>
        </text:list-item>
        <text:list-item>
          <text:p text:style-name="P18">Le risorse: file e descrittori.</text:p>
        </text:list-item>
      </text:list>
      <text:p text:style-name="P9"/>
      <text:p text:style-name="P9"/>
      <text:p text:style-name="P6"><text:span text:style-name="T14">2.1</text:span> L<text:span text:style-name="T11">e basi: <text:s/>allocatori e </text:span><text:span text:style-name="T3">liste collegate</text:span></text:p>
      <text:p text:style-name="P3"><text:s/></text:p>
      <text:p text:style-name="P12">Le fondamenta del<text:span text:style-name="T12">l’</text:span>ambiente di sviluppo, nonchè le basi dello pseudo-OS coincidono con il centro principale di questa relazione: gli allocatori.</text:p>
      <text:p text:style-name="P20">Il sistema utilizza <text:span text:style-name="T23">un </text:span><text:span text:style-name="T21">allocator</text:span><text:span text:style-name="T22">e</text:span><text:span text:style-name="T21"> SLAB</text:span>, grazie a strutture dati apposite quali le liste collegate. Come suggerisce il loro nome, questo tipo di allocatori divide la memoria in un numero precedentemente definito di “lastre” (slab) della stessa dimensione. <text:span text:style-name="T13">E’ proprio</text:span> l<text:span text:style-name="T13">a</text:span> <text:span text:style-name="T13">garanzia</text:span> di un numero ed una dimensione fissati a permettere l’implementazione delle liste collegate, necessarie alla gestione delle varie porzioni di memoria, attraverso array list. Come ogni tipologia anche quest’ultima deve realizzare le due funzioni essenziali di ogni allocatore: le richieste di allocazione e deallocazione. Entrambe, <text:span text:style-name="T23">per via della semplicità dovuta alle restrizioni sulle slab,</text:span> vengono <text:span text:style-name="T23">banalmente </text:span>inoltrate alla lista collegata come richieste di blocchi da ottenere o aggiungere alla struttura.</text:p>
      <text:p text:style-name="P25">//<text:span text:style-name="T15">figura dell’allocatore SLAB </text:span><text:span text:style-name="T19">(array lists)</text:span></text:p>
      <text:p text:style-name="P4"><text:span text:style-name="T6">Il singolo allocatore</text:span><text:span text:style-name="T5"> </text:span><text:span text:style-name="T6">consiste quindi, in questo caso, in una semplice struct al cui interno, </text:span><text:span text:style-name="T7">insieme</text:span><text:span text:style-name="T6"> </text:span><text:span text:style-name="T7">ad </text:span><text:span text:style-name="T6">altri campi </text:span><text:span text:style-name="T7">ausiliari</text:span><text:span text:style-name="T6">, risiedono il buffer di memoria da gestire e la lista di blocchi liberi. A disposizione del sistema vengono messe tre funzioni attraverso le quali si interagisce con la memoria (buffer): inizializzazione dell’allocatore, allocazione e deallocazione di blocchi.</text:span></text:p>
      <text:p text:style-name="P5"><text:span text:style-name="T6">//S</text:span><text:span text:style-name="T4">ingole funzioni trattate in seguito nel Buddy</text:span></text:p>
      <text:p text:style-name="P14">//figura dell’header pool_allocator rinominato a slab</text:p>
      <text:p text:style-name="P14"/>
      <text:p text:style-name="P14"/>
      <text:p text:style-name="P7"><text:span text:style-name="T14">2.2</text:span> L<text:span text:style-name="T11">e </text:span><text:span text:style-name="T14">strutture</text:span><text:span text:style-name="T11">: <text:s/></text:span><text:span text:style-name="T14">PCB e chiamate a sistema</text:span></text:p>
      <text:p text:style-name="P7"/>
      <text:p text:style-name="P22">Con la necessità di introdurre all’interno del nostro ambiente i processi, fulcro ideologico dello schema del sistema operativo, nasce l’esigenza di costruire elementi votati alla loro rappresentazione e alla loro gestione.</text:p>
      <text:p text:style-name="P22"/>
      <text:list xml:id="list3150794050" text:style-name="L2">
        <text:list-item>
          <text:p text:style-name="P29"><text:span text:style-name="T9">Process Control Block (PCB): Il process control block racchiude le informazioni essenziali di un processo, grazie alle quali viene controllato, distinto dagli altri processi, e allo stesso tempo relazionato a questi ultimi. Il PCB contiene inoltre il contesto, ovvero una struttura </text:span><text:soft-page-break/><text:span text:style-name="T9">capace di conservare il corrente stato operativo del processo, in modo da poterlo ripristinare in seguito ad una interruzione. </text:span><text:span text:style-name="T10">//u_context rimandando a risorsa</text:span></text:p>
          <text:p text:style-name="P31"><text:span text:style-name="T4"/></text:p>
          <text:p text:style-name="P31"><text:span text:style-name="T4"/></text:p>
        </text:list-item>
        <text:list-item>
          <text:p text:style-name="P31"><text:span text:style-name="T4">Chiamate a sistema (Syscall): Le system call sono il mezzo attraverso il quale un qualunque programma, o</text:span><text:span text:style-name="T8"> più in generale </text:span><text:span text:style-name="T4">un processo, può dialogare con il sistema richiedendo un servizio lato software, come la creazione di un nuovo processo, o hardware, come la lettura e la scrittura di un disco esterno. </text:span><text:span text:style-name="T8">In questo modello semplificato sono presenti solamente alcune delle chiamate principali, necessarie per il funzionamento del sistema.</text:span></text:p>
        </text:list-item>
      </text:list>
      <text:list text:style-name="L3">
        <text:list-header>
          <text:p text:style-name="P23"/>
        </text:list-header>
      </text:list>
      <text:p text:style-name="P15"/>
      <text:p text:style-name="P24">In questa rappresentazione il contesto presente all’interno del PCB è realizzato attraverso l’uso di Ucontext, una libreria facente parte della Standard C Library per il controllo dei contesti a livello utente. <text:span text:style-name="T16">In aggiunta, a scapito di un’incorrettezza teorica ma a favore di una notevole riduzione della complessità strutturale ed implementativa, nel process control block vengono anche collocati lo “stack” a cui il processo farà riferimento e un array per il passaggio di argomenti nelle chiamate a sistema. </text:span><text:span text:style-name="T17">La struct PCB quindi sarà quella della </text:span><text:span text:style-name="T18">figura TODO</text:span><text:span text:style-name="T17">, dove alcuni dei campi presenti ma non ancora citati saranno trattati nei paragrafi seguenti.</text:span></text:p>
      <text:p text:style-name="P21"/>
      <text:p text:style-name="P11"/>
      <text:p text:style-name="P32"><text:span text:style-name="T14">2.</text:span><text:span text:style-name="T20">3</text:span> <text:span text:style-name="T20">I processi</text:span><text:span text:style-name="T11">: <text:s/></text:span><text:span text:style-name="T20">Schedulazione e context switch</text:span></text:p>
      <text:p text:style-name="P32"/>
      <text:p text:style-name="P27">//Scheduling esteso nelle parti successive, richiamarlo</text:p>
      <text:p text:style-name="P28">Una volta costruite le strutture essenziali per la creazione e la gestione elementare dei processi, sono ora necessarie quelle per il loro corretto funzionamento e, nello specifico, per il regolare sviluppo del sistema nella sua natura di supporto alla coesistenza di più programmi.</text:p>
      <text:p text:style-name="P26"/>
      <text:p text:style-name="P26"/>
      <text:p text:style-name="P32"/>
      <text:p text:style-name="P10">Letteratura:</text:p>
      <text:p text:style-name="P10">?<text:tab/></text:p>
      <text:p text:style-name="P2">---------------</text:p>
      <text:p text:style-name="P8">-appunti:</text:p>
      <text:list text:style-name="L4">
        <text:list-item>
          <text:p text:style-name="P19">contesto implementazione (pseudo sistema operativo)</text:p>
        </text:list-item>
        <text:list-item>
          <text:p text:style-name="P30"><text:span text:style-name="T1">5 sezioni:</text:span><text:line-break/><text:line-break/><text:span text:style-name="T1">1. introduzione</text:span><text:line-break/><text:span text:style-name="T1">cos'</text:span><text:span text:style-name="T2">è</text:span><text:span text:style-name="T1"> il problema affrontato</text:span><text:line-break/><text:span text:style-name="T1">perché</text:span><text:span text:style-name="T2"> </text:span><text:span text:style-name="T1">e' importante</text:span><text:line-break/><text:span text:style-name="T1">come si colloca il mio contributo</text:span><text:line-break/><text:span text:style-name="T1">Dichiarazione d'intenti: che cosa voglio fare</text:span><text:line-break/><text:line-break/><text:span text:style-name="T1">2. Lavori Correlati/Basi</text:span><text:line-break/><text:span text:style-name="T1">Strumenti e letteratura su cui ho costruito il mio</text:span><text:line-break/><text:span text:style-name="T1">sistema.</text:span><text:line-break/><text:line-break/><text:span text:style-name="T1">3. Mio Contributo</text:span><text:line-break/><text:span text:style-name="T1">Descrizione del sistema ecc ecc</text:span><text:line-break/><text:line-break/><text:span text:style-name="T1">4. Esperimenti, Casi di Uso</text:span><text:line-break/><text:span text:style-name="T1">Descrizione di una run del sistema,</text:span><text:line-break/><text:soft-page-break/><text:span text:style-name="T1">o se applicabile e</text:span><text:span text:style-name="T2">s</text:span><text:span text:style-name="T1">perimenti quantitativi</text:span><text:line-break/><text:line-break/><text:span text:style-name="T1">5. Conclusioni</text:span><text:line-break/><text:span text:style-name="T1">riprendi dichiarazione di intenti al passo 1 e metti</text:span><text:line-break/><text:span text:style-name="T1">le spunte.</text:span><text:line-break/><text:line-break/><text:span text:style-name="T1">Ordine di scrittura: 2,3,4,1,5.</text:span><text:line-break/></text:p>
        </text:list-item>
      </text:lis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6:01:20.956886417</meta:creation-date>
    <dc:date>2022-10-28T18:28:29.996646313</dc:date>
    <meta:editing-duration>PT9H25M57S</meta:editing-duration>
    <meta:editing-cycles>25</meta:editing-cycles>
    <meta:generator>LibreOffice/7.4.2.3$Linux_X86_64 LibreOffice_project/40$Build-3</meta:generator>
    <meta:document-statistic meta:table-count="0" meta:image-count="0" meta:object-count="0" meta:page-count="3" meta:paragraph-count="35" meta:word-count="721" meta:character-count="4872" meta:non-whitespace-character-count="4179"/>
  </office:meta>
</office:document-meta>
</file>